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name="Liberation Mono1" fo:font-size="36pt" style:font-size-asian="36pt" style:font-size-complex="36pt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Mono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3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3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3" draw:layer="layout" svg:width="1.052cm" svg:height="1.356cm" svg:x="7.383cm" svg:y="0.919cm">
          <draw:text-box>
            <text:p><text:span text:style-name="T2">0</text:span></text:p>
          </draw:text-box>
        </draw:frame>
        <draw:frame draw:style-name="gr2" draw:text-style-name="P3" draw:layer="layout" svg:width="1.052cm" svg:height="1.356cm" svg:x="10.383cm" svg:y="0.9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4" draw:layer="layout" svg:width="14.218cm" svg:height="1.695cm" svg:x="5.6cm" svg:y="15.641cm">
          <draw:text-box>
            <text:p><text:span text:style-name="T3">0x578FE460A1B9C32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4.7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8T00:18:36.669687645</dc:date>
    <dc:creator>elucterio </dc:creator>
    <meta:editing-duration>PT26M45S</meta:editing-duration>
    <meta:editing-cycles>9</meta:editing-cycles>
    <meta:generator>LibreOffice/4.2.8.2$Linux_X86_64 LibreOffice_project/420m0$Build-2</meta:generator>
    <meta:document-statistic meta:object-count="10"/>
  </office:meta>
</office:document-meta>
</file>